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b57" officeooo:paragraph-rsid="00084b57"/>
    </style:style>
    <style:style style:name="P2" style:family="paragraph" style:parent-style-name="Standard">
      <style:text-properties officeooo:rsid="00084b57" officeooo:paragraph-rsid="000a2f20"/>
    </style:style>
    <style:style style:name="P3" style:family="paragraph" style:parent-style-name="Standard">
      <style:text-properties officeooo:rsid="000a2f20" officeooo:paragraph-rsid="000a2f20"/>
    </style:style>
    <style:style style:name="T1" style:family="text">
      <style:text-properties officeooo:rsid="000a2f20"/>
    </style:style>
    <style:style style:name="T2" style:family="text">
      <style:text-properties officeooo:rsid="000ba0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4</text:p>
      <text:p text:style-name="P1"/>
      <text:p text:style-name="P1">(a) Trends observed in png files</text:p>
      <text:p text:style-name="P1">(b) RandomClassifier = 0.485 </text:p>
      <text:p text:style-name="P1">(c) DecisionTreeClassifier = 0.014 </text:p>
      <text:p text:style-name="P1">(d) KneighborsClassifier</text:p>
      <text:p text:style-name="P1"><text:tab/>k = 3: 0.167</text:p>
      <text:p text:style-name="P1"><text:tab/>k = 5: 0.201</text:p>
      <text:p text:style-name="P1"><text:tab/>k = 7: 0.240 </text:p>
      <text:p text:style-name="P2">(e)</text:p>
      <text:p text:style-name="P2"><text:span text:style-name="T1">Cross-validation error for MajorityVoteClassifier</text:span></text:p>
      <text:p text:style-name="P3"><text:tab/>-- training error: 0.404</text:p>
      <text:p text:style-name="P3"><text:tab/>-- test error: 0.407</text:p>
      <text:p text:style-name="P3">Cross-validation error for RandomClassifier</text:p>
      <text:p text:style-name="P3"><text:tab/>-- training error: 0.489</text:p>
      <text:p text:style-name="P3"><text:tab/>-- test error: 0.487</text:p>
      <text:p text:style-name="P3">Cross-validation error for DecisionTreeClassifier</text:p>
      <text:p text:style-name="P3"><text:tab/>-- training error: 0.012</text:p>
      <text:p text:style-name="P3"><text:tab/>-- test error: 0.241</text:p>
      <text:p text:style-name="P3">Cross-validation error for kNeighborsClassifier with k = 5</text:p>
      <text:p text:style-name="P3"><text:tab/>-- training error: 0.212</text:p>
      <text:p text:style-name="P3"><text:tab/>-- test error: 0.315</text:p>
      <text:p text:style-name="P1">(f) <text:span text:style-name="T1">Best value of k = 7</text:span></text:p>
      <text:p text:style-name="P1">(g) <text:span text:style-name="T2">Best value of depth = 3</text:span></text:p>
      <text:p text:style-name="P1">(h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4:34:46.888605724</meta:creation-date>
    <dc:date>2018-10-29T16:47:29.237200729</dc:date>
    <meta:editing-duration>PT52M12S</meta:editing-duration>
    <meta:editing-cycles>1</meta:editing-cycles>
    <meta:document-statistic meta:table-count="0" meta:image-count="0" meta:object-count="0" meta:page-count="1" meta:paragraph-count="24" meta:word-count="98" meta:character-count="610" meta:non-whitespace-character-count="521"/>
    <meta:generator>LibreOffice/5.1.6.2$Linux_X86_64 LibreOffice_project/10m0$Build-2</meta:generator>
  </office:meta>
</office:document-meta>
</file>